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10" office:value-type="string">
            <text:p>teoriche</text:p>
          </table:table-cell>
          <table:table-cell table:style-name="ce10" office:value-type="string">
            <text:p>reali</text:p>
          </table:table-cell>
        </table:table-row>
        <table:table-row table:style-name="ro2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 office:value-type="string">
            <text:p>tot.ore lavoro</text:p>
          </table:table-cell>
          <table:table-cell table:style-name="ce10" office:value-type="float" office:value="630">
            <text:p>630</text:p>
          </table:table-cell>
          <table:table-cell table:style-name="ce11" table:formula="oooc:=SUM([.F8:.F13])" office:value-type="float" office:value="630">
            <text:p>630</text:p>
          </table:table-cell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2">
            <text:p>12</text:p>
          </table:table-cell>
          <table:table-cell table:style-name="ce3" table:formula="oooc:=SUM([.C8:.E8])" office:value-type="float" office:value="69">
            <text:p>69</text:p>
          </table:table-cell>
          <table:table-cell table:style-name="ce9" table:formula="oooc:=[.F8]*[.G1]" office:value-type="float" office:value="2070">
            <text:p>207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3" table:formula="oooc:=SUM([.C9:.E9])" office:value-type="float" office:value="93">
            <text:p>93</text:p>
          </table:table-cell>
          <table:table-cell table:style-name="ce9" table:formula="oooc:=[.F9]*[.G2]" office:value-type="float" office:value="1860">
            <text:p>186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3" table:formula="oooc:=SUM([.C10:.E10])" office:value-type="float" office:value="93">
            <text:p>93</text:p>
          </table:table-cell>
          <table:table-cell table:style-name="ce9" table:formula="oooc:=[.F10]*[.G3]" office:value-type="float" office:value="2325">
            <text:p>232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0">
            <text:p>0</text:p>
          </table:table-cell>
          <table:table-cell table:style-name="ce3" table:formula="oooc:=SUM([.C11:.E11])" office:value-type="float" office:value="134">
            <text:p>134</text:p>
          </table:table-cell>
          <table:table-cell table:style-name="ce9" table:formula="oooc:=[.F11]*[.G4]" office:value-type="float" office:value="2948">
            <text:p>294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ooc:=SUM([.C12:.E12])" office:value-type="float" office:value="90">
            <text:p>90</text:p>
          </table:table-cell>
          <table:table-cell table:style-name="ce9" table:formula="oooc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5">
            <text:p>15</text:p>
          </table:table-cell>
          <table:table-cell table:style-name="ce3" table:formula="oooc:=SUM([.C13:.E13])" office:value-type="float" office:value="151">
            <text:p>151</text:p>
          </table:table-cell>
          <table:table-cell table:style-name="ce9" table:formula="oooc:=[.F13]*[.G6]" office:value-type="float" office:value="2416">
            <text:p>241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ooc:=SUM([.C8]*[.D1]+[.C9]*[.D2]+[.C10]*[.D3]+[.C11]*[.D4]+[.C12]*[.D5]+[.C13]*[.D6])" office:value-type="float" office:value="5035">
            <text:p>5035</text:p>
          </table:table-cell>
          <table:table-cell table:style-name="ce6" table:formula="oooc:=SUM([.D8]*[.E1]+[.D9]*[.E2]+[.D10]*[.E3]+[.D11]*[.E4]+[.D12]*[.E5]+[.D13]*[.E6])" office:value-type="float" office:value="7064">
            <text:p>7064</text:p>
          </table:table-cell>
          <table:table-cell table:style-name="ce6" table:formula="oooc:=SUM([.E8]*[.F1]+[.E9]*[.F2]+[.E10]*[.F3]+[.E11]*[.F4]+[.E12]*[.F5]+[.E13]*[.F6])" office:value-type="float" office:value="960">
            <text:p>960</text:p>
          </table:table-cell>
          <table:table-cell table:style-name="ce8" table:formula="oooc:=SUM([.F8]*[.G1]+[.F9]*[.G2]+[.F10]*[.G3]+[.F11]*[.G4]+[.F12]*[.G5]+[.F13]*[.G6])" office:value-type="float" office:value="13059">
            <text:p>13059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PRER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12cm" table:end-y="0.232cm" draw:z-index="0" draw:style-name="gr1" svg:width="8.01cm" svg:height="6.263cm" svg:x="1.143cm" svg:y="0.291cm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7" office:value-type="string">
            <text:p>RR</text:p>
          </table:table-cell>
          <table:table-cell table:style-name="ce7" table:number-columns-repeated="3"/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9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9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9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9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9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9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ooc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ooc:=SUM([.F8]*[.G1]+[.F9]*[.G2]+[.F10]*[.G3]+[.F11]*[.G4]+[.F12]*[.G5]+[.F13]*[.G6])" office:value-type="float" office:value="3197">
            <text:p>3197</text:p>
          </table:table-cell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2.211cm" table:end-y="0.128cm" draw:z-index="1" draw:style-name="gr1" svg:width="8.008cm" svg:height="6.265cm" svg:x="0.978cm" svg:y="0.186cm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6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" office:value-type="string">
            <text:p>RR-RP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sponsabile</text:p>
          </table:table-cell>
          <table:table-cell table:style-name="ce5" office:value-type="float" office:value="25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mministratore</text:p>
          </table:table-cell>
          <table:table-cell table:style-name="ce5" office:value-type="float" office:value="40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alista</text:p>
          </table:table-cell>
          <table:table-cell table:style-name="ce5" office:value-type="float" office:value="73">
            <text:p>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ettista</text:p>
          </table:table-cell>
          <table:table-cell table:style-name="ce5" office:value-type="float" office:value="50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ificatore</text:p>
          </table:table-cell>
          <table:table-cell table:style-name="ce5" office:value-type="float" office:value="35">
            <text:p>35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table:end-cell-address="RRRPP.I31" table:end-x="2.139cm" table:end-y="0.427cm" draw:z-index="1" draw:style-name="gr1" svg:width="11.616cm" svg:height="6.991cm" svg:x="0.067cm" svg:y="0.21cm">
              <draw:object draw:notify-on-update-of-ranges="RRRPP.B17:RRRPP.B22 RRRPP.C17:RRRPP.C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RRRPP.N31" table:end-x="0.68cm" table:end-y="0.448cm" draw:z-index="0" draw:style-name="gr1" svg:width="8.808cm" svg:height="6.999cm" svg:x="0.905cm" svg:y="0.223cm">
              <draw:object draw:notify-on-update-of-ranges="RRRPP.B8:RRRPP.B13 RRRPP.C8:RRRPP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alista</text:p>
          </table:table-cell>
          <table:table-cell office:value-type="float" office:value="1825">
            <text:p>18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ettista</text:p>
          </table:table-cell>
          <table:table-cell office:value-type="float" office:value="1100">
            <text:p>11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ificatore</text:p>
          </table:table-cell>
          <table:table-cell office:value-type="float" office:value="560">
            <text:p>560</text:p>
          </table:table-cell>
          <table:table-cell table:number-columns-repeated="7"/>
        </table:table-row>
      </table:table>
      <table:table table:name="RPPRQ" table:style-name="ta1" table:print="false">
        <office:forms form:automatic-focus="false" form:apply-design-mode="false"/>
        <table:table-column table:style-name="co4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PP-RQ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84">
            <text:p>84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01">
            <text:p>101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/>
          <table:table-cell>
            <draw:frame table:end-cell-address="RPPRQ.H26" table:end-x="2.214cm" table:end-y="0.24cm" draw:z-index="0" draw:style-name="gr1" svg:width="11.147cm" svg:height="6.987cm" svg:x="0.1cm" svg:y="0.027cm">
              <draw:object draw:notify-on-update-of-ranges="RPPRQ.A11:RPPRQ.A11 RPPRQ.A12:RPPRQ.A17 RPPRQ.B11:RPPRQ.B11 RPPRQ.B12:RPPRQ.B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RPPRQ.M26" table:end-x="0.036cm" table:end-y="0.266cm" draw:z-index="1" draw:style-name="gr1" svg:width="7.998cm" svg:height="6.987cm" svg:x="1.07cm" svg:y="0.053cm">
              <draw:object draw:notify-on-update-of-ranges="RPPRQ.A3:RPPRQ.A8 RPPRQ.B3:RPPRQ.B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3]*30" office:value-type="float" office:value="960">
            <text:p>9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4]*20" office:value-type="float" office:value="700">
            <text:p>70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5]*25"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6]*22" office:value-type="float" office:value="1848">
            <text:p>1848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7]*16" office:value-type="float" office:value="1440">
            <text:p>144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8]*16" office:value-type="float" office:value="1616">
            <text:p>1616</text:p>
          </table:table-cell>
          <table:table-cell table:number-columns-repeated="7"/>
        </table:table-row>
      </table:table>
      <table:table table:name="RQRA" table:style-name="ta1" table:print="false">
        <office:forms form:automatic-focus="false" form:apply-design-mode="false"/>
        <table:table-column table:style-name="co4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5" office:value-type="float" office:value="12">
            <text:p>12</text:p>
          </table:table-cell>
          <table:table-cell/>
          <table:table-cell>
            <draw:frame table:end-cell-address="RQRA.I18" table:end-x="0.013cm" table:end-y="0.346cm" draw:z-index="0" draw:style-name="gr1" svg:width="11.147cm" svg:height="6.987cm" svg:x="0.157cm" svg:y="0.133cm">
              <draw:object draw:notify-on-update-of-ranges="RQRA.A11:RQRA.A11 RQRA.A12:RQRA.A17 RQRA.B11:RQRA.B11 RQRA.B12:RQRA.B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RQRA.M18" table:end-x="0.928cm" table:end-y="0.346cm" draw:z-index="1" draw:style-name="gr1" svg:width="8.611cm" svg:height="6.987cm" svg:x="1.349cm" svg:y="0.133cm">
              <draw:object draw:notify-on-update-of-ranges="RQRA.A3:RQRA.A8 RQRA.B3:RQRA.B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5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5" office:value-type="float" office:value="15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formula="oooc:=[.B3]*3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4]*20"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6]*2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7]*16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8]*16" office:value-type="float" office:value="240">
            <text:p>240</text:p>
          </table:table-cell>
          <table:table-cell table:number-columns-repeated="7"/>
        </table:table-row>
      </table:table>
      <table:database-ranges>
        <table:database-range table:target-range-address="Totale.A1:Totale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6.13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iero Bizzotto</meta:initial-creator>
    <meta:creation-date>2008-11-25T15:29:56</meta:creation-date>
    <dc:date>2008-12-03T16:13:34</dc:date>
    <meta:editing-cycles>20</meta:editing-cycles>
    <meta:editing-duration>PT4H48M5S</meta:editing-duration>
    <meta:user-defined meta:name="Info 1"/>
    <meta:user-defined meta:name="Info 2"/>
    <meta:user-defined meta:name="Info 3"/>
    <meta:user-defined meta:name="Info 4"/>
    <meta:document-statistic meta:table-count="5" meta:cell-count="24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3cm" svg:y="0.141cm" chart:style-name="ch2">
          <text:p>PRE RR</text:p>
        </chart:title>
        <chart:legend chart:legend-position="end" svg:x="5.601cm" svg:y="1.864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3cm" svg:y="4.083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2cm" svg:y="0.14cm" chart:style-name="ch2">
          <text:p>Suddivisione ore/ruolo</text:p>
        </chart:title>
        <chart:legend chart:legend-position="end" svg:x="5.601cm" svg:y="1.865cm" chart:style-name="ch3"/>
        <chart:plot-area chart:style-name="ch4" table:cell-range-address="PRERR.A9:PRERR.B13 PRERR.B8:PRERR.B13 PRERR.A8:PRERR.A8" chart:data-source-has-labels="both" svg:x="0.159cm" svg:y="0.86cm" svg:width="5.281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RERR.B9:PRERR.B13" chart:label-cell-address="PRERR.B8:PRERR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809cm" svg:height="7cm" chart:class="chart:circle" chart:style-name="ch1">
        <chart:title svg:x="3.561cm" svg:y="0.089cm" chart:style-name="ch2">
          <text:p>Ore/Ruolo</text:p>
        </chart:title>
        <chart:legend chart:legend-position="end" svg:x="6.238cm" svg:y="1.755cm" chart:style-name="ch3"/>
        <chart:plot-area chart:style-name="ch4" table:cell-range-address="RRRPP.B8:RRRPP.C13" chart:data-source-has-labels="column" svg:x="0.176cm" svg:y="0.784cm" svg:width="5.886cm" svg:height="5.935cm" dr3d:transform="matrix (1 0 0 0 0.5 -0.866025403784439 0 0.866025403784439 0.5 0cm 0cm 0cm)" dr3d:vrp="(0 0 87591.2408759124)" dr3d:projection="perspective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RRPP.B8:RRRPP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RRPP.C8:RRRPP.C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617cm" svg:height="6.992cm" chart:class="chart:bar" chart:style-name="ch1">
        <chart:title svg:x="5.002cm" svg:y="0.141cm" chart:style-name="ch2">
          <text:p>RR-RPP</text:p>
        </chart:title>
        <chart:subtitle svg:x="4.802cm" svg:y="0.782cm" chart:style-name="ch3">
          <text:p>Costi/Ruolo</text:p>
        </chart:subtitle>
        <chart:legend chart:legend-position="end" svg:x="9.44cm" svg:y="3.189cm" chart:style-name="ch4"/>
        <chart:plot-area chart:style-name="ch5" table:cell-range-address="RRRPP.B17:RRRPP.C22" chart:data-source-has-labels="column" svg:x="0.263cm" svg:y="1.372cm" svg:width="8.945cm" svg:height="5.34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RRPP.B17:RRRPP.B22"/>
          </chart:axis>
          <chart:axis chart:dimension="y" chart:name="primary-y" chart:style-name="ch7">
            <chart:title svg:x="0.234cm" svg:y="4.386cm" chart:style-name="ch8">
              <text:p>costi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RRRPP.C17:RRRPP.C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148cm" svg:height="6.988cm" chart:class="chart:bar" chart:style-name="ch1">
        <chart:title svg:x="4.754cm" svg:y="0.14cm" chart:style-name="ch2">
          <text:p>RPQ-RR</text:p>
        </chart:title>
        <chart:subtitle svg:x="4.568cm" svg:y="0.782cm" chart:style-name="ch3">
          <text:p>Costu/Ruoli</text:p>
        </chart:subtitle>
        <chart:legend chart:legend-position="end" svg:x="9.748cm" svg:y="3.187cm" chart:style-name="ch4"/>
        <chart:plot-area chart:style-name="ch5" table:cell-range-address="RPPRQ.A11:RPPRQ.B17" chart:data-source-has-labels="both" svg:x="0.222cm" svg:y="1.372cm" svg:width="9.304cm" svg:height="5.337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PPRQ.A12:RPPRQ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PPRQ.B12:RPPRQ.B17" chart:label-cell-address="RPPRQ.B11:RPPRQ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oli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16">
                <text:p>16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7.999cm" svg:height="6.988cm" chart:class="chart:circle" chart:style-name="ch1">
        <chart:title svg:x="3.099cm" svg:y="0.14cm" chart:style-name="ch2">
          <text:p>Ore/Ruoli</text:p>
        </chart:title>
        <chart:legend chart:legend-position="end" svg:x="5.594cm" svg:y="1.564cm" chart:style-name="ch3"/>
        <chart:plot-area chart:style-name="ch4" table:cell-range-address="RPPRQ.A3:RPPRQ.B8" chart:data-source-has-labels="column" svg:x="0.159cm" svg:y="0.782cm" svg:width="5.276cm" svg:height="5.927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PPRQ.A3:RPPRQ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PPRQ.B3:RPPRQ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148cm" svg:height="6.988cm" chart:class="chart:bar" chart:style-name="ch1">
        <chart:title svg:x="4.755cm" svg:y="0.141cm" chart:style-name="ch2">
          <text:p>RPQ-RR</text:p>
        </chart:title>
        <chart:subtitle svg:x="4.568cm" svg:y="0.782cm" chart:style-name="ch3">
          <text:p>Costu/Ruoli</text:p>
        </chart:subtitle>
        <chart:legend chart:legend-position="end" svg:x="9.748cm" svg:y="3.187cm" chart:style-name="ch4"/>
        <chart:plot-area chart:style-name="ch5" table:cell-range-address="RQRA.A11:RQRA.B17" chart:data-source-has-labels="both" svg:x="0.222cm" svg:y="1.372cm" svg:width="9.304cm" svg:height="5.337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RQRA.A12:RQRA.A1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RQRA.B12:RQRA.B17" chart:label-cell-address="RQRA.B11:RQRA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oli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612cm" svg:height="6.988cm" chart:class="chart:circle" chart:style-name="ch1">
        <chart:title svg:x="3.336cm" svg:y="0.141cm" chart:style-name="ch2">
          <text:p>Ore/Ruoli</text:p>
        </chart:title>
        <chart:legend chart:legend-position="end" svg:x="6.022cm" svg:y="1.564cm" chart:style-name="ch3"/>
        <chart:plot-area chart:style-name="ch4" table:cell-range-address="RQRA.A3:RQRA.B8" chart:data-source-has-labels="column" svg:x="0.171cm" svg:y="0.782cm" svg:width="5.68cm" svg:height="5.927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3:RQRA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B3:RQRA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